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LINES</text:p>
          </table:table-cell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ANCEPS</text:p>
          </table:table-cell>
          <table:table-cell table:style-name="ce3" office:value-type="string" calcext:value-type="string">
            <text:p>ELISION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1" office:value-type="string" calcext:value-type="string">
            <text:p>PRECISE</text:p>
          </table:table-cell>
          <table:table-cell office:value-type="float" office:value="2544" calcext:value-type="float">
            <text:p>2544</text:p>
          </table:table-cell>
          <table:table-cell office:value-type="float" office:value="19524" calcext:value-type="float">
            <text:p>19524</text:p>
          </table:table-cell>
          <table:table-cell office:value-type="float" office:value="12866" calcext:value-type="float">
            <text:p>12866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table:formula="of:=SUM([.C2:.F2])" office:value-type="float" office:value="33490" calcext:value-type="float">
            <text:p>33490</text:p>
          </table:table-cell>
        </table:table-row>
        <table:table-row table:style-name="ro1">
          <table:table-cell table:style-name="ce1" office:value-type="string" calcext:value-type="string">
            <text:p>PROOFREAD</text:p>
          </table:table-cell>
          <table:table-cell office:value-type="float" office:value="7393" calcext:value-type="float">
            <text:p>7393</text:p>
          </table:table-cell>
          <table:table-cell office:value-type="float" office:value="35075" calcext:value-type="float">
            <text:p>35075</text:p>
          </table:table-cell>
          <table:table-cell office:value-type="float" office:value="33077" calcext:value-type="float">
            <text:p>33077</text:p>
          </table:table-cell>
          <table:table-cell office:value-type="float" office:value="25701" calcext:value-type="float">
            <text:p>25701</text:p>
          </table:table-cell>
          <table:table-cell office:value-type="float" office:value="3085" calcext:value-type="float">
            <text:p>3085</text:p>
          </table:table-cell>
          <table:table-cell table:formula="of:=SUM([.C3:.F3])" office:value-type="float" office:value="96938" calcext:value-type="float">
            <text:p>96938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4" table:formula="of:=[.C2]/[.G2]" office:value-type="float" office:value="0.582979994028068" calcext:value-type="float">
            <text:p>0.58</text:p>
          </table:table-cell>
          <table:table-cell table:style-name="ce4" table:formula="of:=[.D2]/[.G2]" office:value-type="float" office:value="0.384174380412063" calcext:value-type="float">
            <text:p>0.38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[.F2]/[.G2]" office:value-type="float" office:value="0.0328456255598686" calcext:value-type="float">
            <text:p>0.03</text:p>
          </table:table-cell>
          <table:table-cell table:formula="of:=SUM([.C5:.F5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style-name="ce4" table:formula="of:=[.C3]/[.G3]" office:value-type="float" office:value="0.361829210423157" calcext:value-type="float">
            <text:p>0.36</text:p>
          </table:table-cell>
          <table:table-cell table:style-name="ce4" table:formula="of:=[.D3]/[.G3]" office:value-type="float" office:value="0.341218098165838" calcext:value-type="float">
            <text:p>0.34</text:p>
          </table:table-cell>
          <table:table-cell table:style-name="ce4" table:formula="of:=[.E3]/[.G3]" office:value-type="float" office:value="0.265128226288968" calcext:value-type="float">
            <text:p>0.27</text:p>
          </table:table-cell>
          <table:table-cell table:style-name="ce4" table:formula="of:=[.F3]/[.G3]" office:value-type="float" office:value="0.0318244651220368" calcext:value-type="float">
            <text:p>0.03</text:p>
          </table:table-cell>
          <table:table-cell table:formula="of:=SUM([.C6:.F6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2-02-21T10:42:11.319805631</meta:creation-date>
    <dc:date>2022-02-21T11:05:28.378666980</dc:date>
    <dc:creator>Luuk Nolden</dc:creator>
    <meta:editing-duration>PT2M36S</meta:editing-duration>
    <meta:editing-cycles>1</meta:editing-cycles>
    <meta:document-statistic meta:table-count="1" meta:cell-count="30" meta:object-count="0"/>
    <meta:generator>LibreOffice/7.2.5.2$Linux_X86_64 LibreOffice_project/20$Build-2</meta:generator>
  </office:meta>
</office:document-meta>
</file>